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+2VM+IPAG circle3" svg:font-family="'M+2VM+IPAG circle'" style:font-adornments="標準" style:font-pitch="fixed"/>
    <style:font-face style:name="M+2VM+IPAG circle4" svg:font-family="'M+2VM+IPAG circle'" style:font-adornments="標準" style:font-family-generic="modern" style:font-pitch="fixed"/>
    <style:font-face style:name="MeiryoKe_Console1" svg:font-family="MeiryoKe_Console" style:font-adornments="レギュラー" style:font-family-generic="modern" style:font-pitch="fixed"/>
    <style:font-face style:name="MeiryoKe_Console" svg:font-family="MeiryoKe_Console" style:font-adornments="標準" style:font-family-generic="modern" style:font-pitch="fixed"/>
    <style:font-face style:name="M+2VM+IPAG circle2" svg:font-family="'M+2VM+IPAG circle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+2VM+IPAG circle" svg:font-family="'M+2VM+IPAG circle'" style:font-family-generic="roman" style:font-pitch="variable"/>
    <style:font-face style:name="M+2VM+IPAG circle1" svg:font-family="'M+2VM+IPAG circle'" style:font-adornments="標準" style:font-family-generic="roman" style:font-pitch="variable"/>
    <style:font-face style:name="M+2VM+IPAG circle5" svg:font-family="'M+2VM+IPAG circle'" style:font-family-generic="system" style:font-pitch="variable"/>
    <style:font-face style:name="M+2VM+IPAG circle6" svg:font-family="'M+2VM+IPAG circle'" style:font-adornments="標準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1cm" fo:min-width="2.56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3.5cm"/>
    </style:style>
    <style:style style:name="gr3" style:family="graphic" style:parent-style-name="objectwithoutfill">
      <style:graphic-properties draw:marker-end="Arrow" draw:marker-end-width="0.3cm" draw:fill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456cm" fo:min-width="3.1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7.825cm"/>
    </style:style>
    <style:style style:name="gr6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7" style:family="graphic" style:parent-style-name="standard">
      <style:graphic-properties draw:textarea-horizontal-align="justify" draw:textarea-vertical-align="middle" draw:auto-grow-height="false" fo:min-height="0.25cm" fo:min-width="1.5cm"/>
    </style:style>
    <style:style style:name="gr8" style:family="graphic" style:parent-style-name="standard">
      <style:graphic-properties draw:textarea-horizontal-align="justify" draw:textarea-vertical-align="middle" draw:auto-grow-height="false" fo:min-height="0.112cm" fo:min-width="0.1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eiryoKe_Console1" fo:font-size="10pt" style:font-name-asian="MeiryoKe_Console1" style:font-size-asian="10pt"/>
    </style:style>
    <style:style style:name="P3" style:family="paragraph">
      <style:paragraph-properties fo:text-align="center"/>
      <style:text-properties style:font-name="MeiryoKe_Console1" fo:font-size="10pt" style:font-name-asian="MeiryoKe_Console1" style:font-size-asian="10pt" style:font-size-complex="14pt"/>
    </style:style>
    <style:style style:name="P4" style:family="paragraph">
      <loext:graphic-properties draw:fill="none"/>
      <style:paragraph-properties fo:text-align="center"/>
      <style:text-properties style:font-name="MeiryoKe_Console1" fo:font-size="10pt" style:font-name-asian="MeiryoKe_Console1" style:font-size-asian="10pt"/>
    </style:style>
    <style:style style:name="P5" style:family="paragraph">
      <loext:graphic-properties draw:fill="none" draw:fill-color="#ffffff"/>
      <style:paragraph-properties fo:text-align="center"/>
      <style:text-properties style:font-name="MeiryoKe_Console1" fo:font-size="10pt" style:font-name-asian="MeiryoKe_Console1" style:font-size-asian="1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MeiryoKe_Console1" fo:font-size="10pt" style:font-name-asian="MeiryoKe_Console1" style:font-size-asian="10pt"/>
    </style:style>
    <style:style style:name="T2" style:family="text">
      <style:text-properties style:font-name="MeiryoKe_Console1" fo:font-size="10pt" style:font-name-asian="MeiryoKe_Console1" style:font-size-asian="10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5" draw:id="id5" draw:layer="layout" svg:width="4cm" svg:height="1cm" svg:x="2cm" svg:y="5cm">
          <text:p text:style-name="P1"><text:span text:style-name="T1">windowInit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1" draw:id="id1" draw:layer="layout" svg:width="4cm" svg:height="1cm" svg:x="2cm" svg:y="7cm">
          <text:p text:style-name="P1"><text:span text:style-name="T1">clock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6" draw:id="id6" draw:layer="layout" svg:width="4cm" svg:height="1cm" svg:x="8cm" svg:y="7cm">
          <text:p text:style-name="P1"><text:span text:style-name="T1">analog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3" xml:id="id3" draw:id="id3" draw:layer="layout" svg:width="4cm" svg:height="1cm" svg:x="8cm" svg:y="5cm">
          <text:p text:style-name="P1"><text:span text:style-name="T2">現在時刻の取得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svg:x1="6cm" svg:y1="7.5cm" svg:x2="8cm" svg:y2="3.5cm" draw:start-shape="id1" draw:start-glue-point="1" draw:end-shape="id2" draw:end-glue-point="5" svg:d="M6000 7500h1001v-4000h999" svg:viewBox="0 0 2001 4001">
          <text:p/>
        </draw:connector>
        <draw:connector draw:style-name="gr3" draw:text-style-name="P4" draw:layer="layout" svg:x1="10cm" svg:y1="4cm" svg:x2="10cm" svg:y2="5cm" draw:start-shape="id2" draw:start-glue-point="6" draw:end-shape="id3" draw:end-glue-point="4" svg:d="M10000 4000v1000" svg:viewBox="0 0 1 1001">
          <text:p/>
        </draw:connector>
        <draw:custom-shape draw:style-name="gr4" draw:text-style-name="P2" xml:id="id2" draw:id="id2" draw:layer="layout" svg:width="4cm" svg:height="1cm" svg:x="8cm" svg:y="3cm">
          <text:p text:style-name="P1"><text:span text:style-name="T1">clock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2" xml:id="id4" draw:id="id4" draw:layer="layout" svg:width="4cm" svg:height="1cm" svg:x="2cm" svg:y="3cm">
          <text:p text:style-name="P1"><text:span text:style-name="T1">onloa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4" draw:layer="layout" svg:x1="4cm" svg:y1="4cm" svg:x2="4cm" svg:y2="5cm" draw:start-shape="id4" draw:start-glue-point="6" draw:end-shape="id5" draw:end-glue-point="0" svg:d="M4000 4000v1000" svg:viewBox="0 0 1 1001">
          <text:p/>
        </draw:connector>
        <draw:frame draw:style-name="gr5" draw:text-style-name="P5" draw:layer="layout" svg:width="8.325cm" svg:height="0.67cm" svg:x="1cm" svg:y="1cm">
          <draw:text-box>
            <text:p text:style-name="P1"><text:span text:style-name="T1">FeedLine clock.js </text:span><text:span text:style-name="T1">フローチャート</text:span></text:p>
          </draw:text-box>
        </draw:frame>
        <draw:connector draw:style-name="gr3" draw:text-style-name="P6" draw:layer="layout" svg:x1="4cm" svg:y1="6cm" svg:x2="4cm" svg:y2="7cm" draw:start-shape="id5" draw:start-glue-point="2" draw:end-shape="id1" svg:d="M4000 6000v1000" svg:viewBox="0 0 1 1001">
          <text:p/>
        </draw:connector>
        <draw:custom-shape draw:style-name="gr1" draw:text-style-name="P2" xml:id="id7" draw:id="id7" draw:layer="layout" svg:width="4cm" svg:height="1cm" svg:x="8cm" svg:y="9cm">
          <text:p text:style-name="P1"><text:span text:style-name="T1">digital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3" xml:id="id8" draw:id="id8" draw:layer="layout" svg:width="4cm" svg:height="1cm" svg:x="8cm" svg:y="11cm">
          <text:p text:style-name="P1"><text:span text:style-name="T2">delay =</text:span><text:span text:style-name="T2"><text:tab/></text:span><text:span text:style-name="T2"><text:tab/></text:span><text:span text:style-name="T2"><text:tab/></text:span></text:p>
          <text:p text:style-name="P1"><text:span text:style-name="T2"><text:s text:c="2"/></text:span><text:span text:style-name="T2">1000 - </text:span><text:span text:style-name="T2">現在のミリ秒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6" draw:layer="layout" svg:x1="10cm" svg:y1="6cm" svg:x2="10cm" svg:y2="7cm" draw:start-shape="id3" draw:start-glue-point="6" draw:end-shape="id6" draw:end-glue-point="0" svg:d="M10000 6000v1000" svg:viewBox="0 0 1 1001">
          <text:p/>
        </draw:connector>
        <draw:connector draw:style-name="gr3" draw:text-style-name="P6" draw:layer="layout" svg:x1="10cm" svg:y1="8cm" svg:x2="10cm" svg:y2="9cm" draw:start-shape="id6" draw:start-glue-point="2" draw:end-shape="id7" draw:end-glue-point="0" svg:d="M10000 8000v1000" svg:viewBox="0 0 1 1001">
          <text:p/>
        </draw:connector>
        <draw:connector draw:style-name="gr3" draw:text-style-name="P6" draw:layer="layout" svg:x1="10cm" svg:y1="10cm" svg:x2="10cm" svg:y2="11cm" draw:start-shape="id7" draw:start-glue-point="2" draw:end-shape="id8" draw:end-glue-point="4" svg:d="M10000 10000v1000" svg:viewBox="0 0 1 1001">
          <text:p/>
        </draw:connector>
        <draw:custom-shape draw:style-name="gr1" draw:text-style-name="P2" xml:id="id9" draw:id="id9" draw:layer="layout" svg:width="4cm" svg:height="1cm" svg:x="8cm" svg:y="13cm">
          <text:p text:style-name="P1"><text:span text:style-name="T1">clock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6" draw:layer="layout" svg:x1="10cm" svg:y1="12cm" svg:x2="10cm" svg:y2="13cm" draw:start-shape="id8" draw:start-glue-point="6" draw:end-shape="id9" draw:end-glue-point="0" svg:d="M10000 12000v1000" svg:viewBox="0 0 1 1001">
          <text:p/>
        </draw:connector>
        <draw:connector draw:style-name="gr3" draw:text-style-name="P6" draw:layer="layout" draw:line-skew="0.498cm" svg:x1="12cm" svg:y1="13.5cm" svg:x2="12cm" svg:y2="3.5cm" draw:start-shape="id9" draw:start-glue-point="1" draw:end-shape="id2" draw:end-glue-point="7" svg:d="M12000 13500h1000v-10000h-1000" svg:viewBox="0 0 1001 10001">
          <text:p/>
        </draw:connector>
        <draw:custom-shape draw:style-name="gr6" draw:text-style-name="P2" draw:layer="layout" svg:width="1cm" svg:height="1cm" svg:x="12.5cm" svg:y="13cm">
          <text:p text:style-name="P1"><text:span text:style-name="T1">del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0" draw:id="id10" draw:layer="layout" svg:width="4cm" svg:height="1cm" svg:x="15cm" svg:y="3cm">
          <text:p text:style-name="P1"><text:span text:style-name="T1">analo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15" draw:id="id15" draw:layer="layout" svg:width="4cm" svg:height="1cm" svg:x="15cm" svg:y="8cm">
          <text:p text:style-name="P1">秒針の角度変更</text:p>
          <text:p text:style-name="P1">（アニメーション）</text:p>
          <draw:enhanced-geometry svg:viewBox="0 0 21600 21600" draw:type="rectangle" draw:enhanced-path="M 0 0 L 21600 0 21600 21600 0 21600 0 0 Z N"/>
        </draw:custom-shape>
        <draw:custom-shape draw:style-name="gr7" draw:text-style-name="P1" xml:id="id11" draw:id="id11" draw:layer="layout" svg:width="4cm" svg:height="1cm" svg:x="15cm" svg:y="5cm">
          <text:p text:style-name="P1">00秒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" draw:text-style-name="P1" draw:layer="layout" svg:width="0.7cm" svg:height="0.4cm" svg:x="19.2cm" svg:y="5cm">
          <text:p text:style-name="P1">Y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2" draw:id="id12" draw:layer="layout" svg:width="4cm" svg:height="1cm" svg:x="21cm" svg:y="6cm">
          <text:p text:style-name="P1">秒針を360°に変更</text:p>
          <text:p text:style-name="P1">（アニメーション）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4cm" svg:height="1cm" svg:x="21cm" svg:y="8cm">
          <text:p text:style-name="P1">秒針を0°に変更</text:p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4cm" svg:height="1cm" svg:x="15cm" svg:y="10cm">
          <text:p text:style-name="P1">分針, 時針の角度変更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17cm" svg:y1="4cm" svg:x2="17cm" svg:y2="5cm" draw:start-shape="id10" draw:start-glue-point="6" draw:end-shape="id11" draw:end-glue-point="4" svg:d="M17000 4000v1000" svg:viewBox="0 0 1 1001">
          <text:p/>
        </draw:connector>
        <draw:connector draw:style-name="gr3" draw:text-style-name="P6" draw:layer="layout" svg:x1="19cm" svg:y1="5.5cm" svg:x2="23cm" svg:y2="6cm" draw:start-shape="id11" draw:start-glue-point="7" draw:end-shape="id12" draw:end-glue-point="0" svg:d="M19000 5500h1001v-1h2999v501" svg:viewBox="0 0 4001 502">
          <text:p/>
        </draw:connector>
        <draw:connector draw:style-name="gr3" draw:text-style-name="P6" draw:layer="layout" svg:x1="23cm" svg:y1="7cm" svg:x2="23cm" svg:y2="8cm" draw:start-shape="id12" draw:start-glue-point="2" draw:end-shape="id13" draw:end-glue-point="0" svg:d="M23000 7000v1000" svg:viewBox="0 0 1 1001">
          <text:p/>
        </draw:connector>
        <draw:connector draw:style-name="gr3" draw:text-style-name="P6" draw:layer="layout" svg:x1="23cm" svg:y1="9cm" svg:x2="17cm" svg:y2="10cm" draw:start-shape="id13" draw:start-glue-point="2" draw:end-shape="id14" draw:end-glue-point="0" svg:d="M23000 9000v501h-3000v-2h-3000v501" svg:viewBox="0 0 6001 1001">
          <text:p/>
        </draw:connector>
        <draw:connector draw:style-name="gr3" draw:text-style-name="P6" draw:layer="layout" svg:x1="17cm" svg:y1="6cm" svg:x2="17cm" svg:y2="8cm" draw:start-shape="id11" draw:start-glue-point="6" draw:end-shape="id15" draw:end-glue-point="0" svg:d="M17000 6000v2000" svg:viewBox="0 0 1 2001">
          <text:p/>
        </draw:connector>
        <draw:connector draw:style-name="gr3" draw:text-style-name="P6" draw:layer="layout" svg:x1="17cm" svg:y1="9cm" svg:x2="17cm" svg:y2="10cm" draw:start-shape="id15" draw:start-glue-point="2" draw:end-shape="id14" draw:end-glue-point="0" svg:d="M17000 9000v1000" svg:viewBox="0 0 1 1001">
          <text:p/>
        </draw:connector>
        <draw:custom-shape draw:style-name="gr8" draw:text-style-name="P1" draw:layer="layout" svg:width="0.7cm" svg:height="0.4cm" svg:x="17.1cm" svg:y="6.1cm">
          <text:p text:style-name="P1">N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6" draw:id="id16" draw:layer="layout" svg:width="4cm" svg:height="1cm" svg:x="15cm" svg:y="12cm">
          <text:p text:style-name="P1"><text:span text:style-name="T1">retur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6" draw:layer="layout" svg:x1="17cm" svg:y1="11cm" svg:x2="17cm" svg:y2="12cm" draw:start-shape="id14" draw:start-glue-point="2" draw:end-shape="id16" draw:end-glue-point="4" svg:d="M17000 11000v1000" svg:viewBox="0 0 1 1001">
          <text:p/>
        </draw:connector>
        <draw:connector draw:style-name="gr3" draw:text-style-name="P6" draw:layer="layout" draw:line-skew="0.499cm" svg:x1="12cm" svg:y1="7.5cm" svg:x2="15cm" svg:y2="3.5cm" draw:start-shape="id6" draw:start-glue-point="1" draw:end-shape="id10" draw:end-glue-point="5" svg:d="M12000 7500h2000v-4000h1000" svg:viewBox="0 0 3001 4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+2VM+IPAG circle3" svg:font-family="'M+2VM+IPAG circle'" style:font-adornments="標準" style:font-pitch="fixed"/>
    <style:font-face style:name="M+2VM+IPAG circle4" svg:font-family="'M+2VM+IPAG circle'" style:font-adornments="標準" style:font-family-generic="modern" style:font-pitch="fixed"/>
    <style:font-face style:name="MeiryoKe_Console1" svg:font-family="MeiryoKe_Console" style:font-adornments="レギュラー" style:font-family-generic="modern" style:font-pitch="fixed"/>
    <style:font-face style:name="MeiryoKe_Console" svg:font-family="MeiryoKe_Console" style:font-adornments="標準" style:font-family-generic="modern" style:font-pitch="fixed"/>
    <style:font-face style:name="M+2VM+IPAG circle2" svg:font-family="'M+2VM+IPAG circle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+2VM+IPAG circle" svg:font-family="'M+2VM+IPAG circle'" style:font-family-generic="roman" style:font-pitch="variable"/>
    <style:font-face style:name="M+2VM+IPAG circle1" svg:font-family="'M+2VM+IPAG circle'" style:font-adornments="標準" style:font-family-generic="roman" style:font-pitch="variable"/>
    <style:font-face style:name="M+2VM+IPAG circle5" svg:font-family="'M+2VM+IPAG circle'" style:font-family-generic="system" style:font-pitch="variable"/>
    <style:font-face style:name="M+2VM+IPAG circle6" svg:font-family="'M+2VM+IPAG circle'" style:font-adornments="標準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M+2VM+IPAG circle3" fo:font-family="'M+2VM+IPAG circle'" style:font-style-name="標準" style:font-pitch="fixed" fo:font-size="10pt" fo:font-style="normal" fo:text-shadow="none" style:text-underline-style="none" fo:font-weight="normal" style:letter-kerning="true" style:font-name-asian="M+2VM+IPAG circle3" style:font-family-asian="'M+2VM+IPAG circle'" style:font-style-name-asian="標準" style:font-pitch-asian="fixed" style:font-size-asian="10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3T12:57:52.624000000</meta:creation-date>
    <dc:date>2015-06-23T16:52:21.883000000</dc:date>
    <meta:editing-duration>PT2H16M13S</meta:editing-duration>
    <meta:editing-cycles>41</meta:editing-cycles>
    <meta:generator>LibreOffice/4.4.3.2$Windows_x86 LibreOffice_project/88805f81e9fe61362df02b9941de8e38a9b5fd16</meta:generator>
    <meta:document-statistic meta:object-count="37"/>
  </office:meta>
</office:document-meta>
</file>